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fo:font-weight="bold" officeooo:paragraph-rsid="000911bc" style:font-size-asian="14pt" style:font-weight-asian="bold" style:font-size-complex="14pt"/>
    </style:style>
    <style:style style:name="P2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fo:font-weight="bold" officeooo:paragraph-rsid="000911bc" style:font-size-asian="14pt" style:font-weight-asian="bold" style:font-size-complex="14pt"/>
    </style:style>
    <style:style style:name="P3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bold" officeooo:rsid="0012411d" officeooo:paragraph-rsid="000911bc" style:font-size-asian="14pt" style:font-weight-asian="bold" style:font-size-complex="14pt" style:font-weight-complex="bold"/>
    </style:style>
    <style:style style:name="P4" style:family="paragraph" style:parent-style-name="Default_7e_LT_7e_Notizen">
      <style:paragraph-properties fo:margin-left="0.2362in" fo:margin-right="0in" fo:text-align="justify" style:justify-single-word="false" fo:text-indent="-0.2362in" style:auto-text-indent="false"/>
      <style:text-properties style:font-name="Arial" fo:font-size="14pt" officeooo:paragraph-rsid="000911bc" style:font-size-asian="14pt" style:font-size-complex="14pt"/>
    </style:style>
    <style:style style:name="P5" style:family="paragraph" style:parent-style-name="Default_7e_LT_7e_Notizen">
      <style:paragraph-properties fo:margin-left="0in" fo:margin-right="0in" fo:text-align="justify" style:justify-single-word="false" fo:text-indent="0in" style:auto-text-indent="false"/>
      <style:text-properties style:font-name="Arial" fo:font-size="14pt" officeooo:paragraph-rsid="000911bc" style:font-size-asian="14pt" style:font-size-complex="14pt"/>
    </style:style>
    <style:style style:name="P6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12411d" officeooo:paragraph-rsid="000911bc" style:font-size-asian="14pt" style:font-weight-asian="normal" style:font-size-complex="14pt" style:font-weight-complex="normal"/>
    </style:style>
    <style:style style:name="P7" style:family="paragraph" style:parent-style-name="Default_7e_LT_7e_Notizen" style:list-style-name="L4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12411d" officeooo:paragraph-rsid="000911bc" style:font-size-asian="14pt" style:font-weight-asian="normal" style:font-size-complex="14pt" style:font-weight-complex="normal"/>
    </style:style>
    <style:style style:name="P8" style:family="paragraph" style:parent-style-name="Default_7e_LT_7e_Notizen" style:list-style-name="L5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12411d" officeooo:paragraph-rsid="000911bc" style:font-size-asian="14pt" style:font-weight-asian="normal" style:font-size-complex="14pt" style:font-weight-complex="normal"/>
    </style:style>
    <style:style style:name="P9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0fcbe6" officeooo:paragraph-rsid="000911bc" style:font-size-asian="14pt" style:font-weight-asian="normal" style:font-size-complex="14pt" style:font-weight-complex="normal"/>
    </style:style>
    <style:style style:name="P10" style:family="paragraph" style:parent-style-name="Default_7e_LT_7e_Notizen" style:list-style-name="L2">
      <loext:graphic-properties draw:fill="none"/>
      <style:paragraph-properties fo:text-align="justify" style:justify-single-word="false" fo:background-color="transparent"/>
      <style:text-properties style:font-name="Arial" fo:font-size="14pt" fo:font-weight="normal" officeooo:rsid="0011067f" officeooo:paragraph-rsid="000911bc" style:font-size-asian="14pt" style:font-weight-asian="normal" style:font-size-complex="14pt" style:font-weight-complex="normal"/>
    </style:style>
    <style:style style:name="P11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4pt" fo:font-weight="normal" officeooo:rsid="000e0478" officeooo:paragraph-rsid="000911bc" style:font-size-asian="14pt" style:font-weight-asian="normal" style:font-size-complex="14pt" style:font-weight-complex="normal"/>
    </style:style>
    <style:style style:name="P12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0e0478" officeooo:paragraph-rsid="000911bc" style:letter-kerning="true" style:font-name-asian="DejaVu Sans" style:font-size-asian="14pt" style:font-style-asian="normal" style:font-weight-asian="bold" style:font-name-complex="Liberation Sans1" style:font-size-complex="14pt" style:font-weight-complex="normal" style:text-emphasize="none"/>
    </style:style>
    <style:style style:name="P13" style:family="paragraph" style:parent-style-name="Default_7e_LT_7e_Notizen">
      <loext:graphic-properties draw:fill="none"/>
      <style:paragraph-properties fo:text-align="justify" style:justify-single-word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officeooo:rsid="0012411d" officeooo:paragraph-rsid="000911bc" style:letter-kerning="true" style:font-name-asian="DejaVu Sans" style:font-size-asian="14pt" style:font-style-asian="normal" style:font-weight-asian="bold" style:font-name-complex="Liberation Sans1" style:font-size-complex="14pt" style:font-weight-complex="bold" style:text-emphasize="none"/>
    </style:style>
    <style:style style:name="P14" style:family="paragraph" style:parent-style-name="Default_7e_LT_7e_Notizen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officeooo:rsid="000fcbe6" officeooo:paragraph-rsid="000911bc" style:letter-kerning="true" style:font-name-asian="DejaVu Sans" style:font-size-asian="14pt" style:font-style-asian="normal" style:font-weight-asian="normal" style:font-name-complex="Liberation Sans1" style:font-size-complex="14pt" style:font-weight-complex="normal" style:text-emphasize="none"/>
    </style:style>
    <style:style style:name="T1" style:family="text">
      <style:text-properties officeooo:rsid="000c0a27"/>
    </style:style>
    <style:style style:name="T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letter-kerning="true" style:font-name-asian="DejaVu Sans" style:font-style-asian="normal" style:font-name-complex="Liberation Sans1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0c0a27" style:letter-kerning="true" style:font-name-asian="DejaVu Sans" style:font-style-asian="normal" style:font-name-complex="Liberation Sans1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1067f" style:letter-kerning="true" style:font-name-asian="DejaVu Sans" style:font-style-asian="normal" style:font-name-complex="Liberation Sans1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2411d" style:letter-kerning="true" style:font-name-asian="DejaVu Sans" style:font-style-asian="normal" style:font-name-complex="Liberation Sans1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c0a27" style:letter-kerning="true" style:font-name-asian="DejaVu Sans" style:font-style-asian="normal" style:font-weight-asian="normal" style:font-name-complex="Liberation Sans1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fcbe6" style:letter-kerning="true" style:font-name-asian="DejaVu Sans" style:font-style-asian="normal" style:font-weight-asian="normal" style:font-name-complex="Liberation Sans1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officeooo:rsid="0011067f" style:letter-kerning="true" style:font-name-asian="DejaVu Sans" style:font-style-asian="normal" style:font-weight-asian="bold" style:font-name-complex="Liberation Sans1" style:font-weight-complex="bold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tyle-asian="normal" style:font-weight-asian="bold" style:font-name-complex="Liberation Sans1" style:text-emphasize="none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officeooo:rsid="000fcbe6" style:font-weight-asian="bold" style:font-weight-complex="bold"/>
    </style:style>
    <style:style style:name="T13" style:family="text">
      <style:text-properties fo:font-weight="bold" officeooo:rsid="0012411d" style:font-weight-asian="bold" style:font-weight-complex="bold"/>
    </style:style>
    <style:style style:name="T14" style:family="text">
      <style:text-properties officeooo:rsid="00141b82"/>
    </style:style>
    <style:style style:name="T15" style:family="text">
      <style:text-properties officeooo:rsid="000fcbe6"/>
    </style:style>
    <style:style style:name="T16" style:family="text">
      <style:text-properties officeooo:rsid="000911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Clase <text:span text:style-name="T16">5</text:span>: <text:span text:style-name="T1">Operador</text:span><text:span text:style-name="T3"> lógicos</text:span></text:p>
      <text:p text:style-name="P1"/>
      <text:p text:style-name="P2">Frame <text:span text:style-name="T16">1</text:span></text:p>
      <text:p text:style-name="P5"><text:span text:style-name="T11">Objetivo</text:span>: <text:span text:style-name="T15">Presentaci</text:span><text:span text:style-name="T7">ón de los operadores lógicos en Python</text:span> </text:p>
      <text:p text:style-name="P12">Speach:</text:p>
      <text:p text:style-name="P9"><text:span text:style-name="T2">Python también incluye a los operadores logicos </text:span><text:span text:style-name="T8">and</text:span><text:span text:style-name="T9">,</text:span><text:span text:style-name="T2"> </text:span><text:span text:style-name="T8">or</text:span><text:span text:style-name="T2"> </text:span><text:span text:style-name="T4">y</text:span><text:span text:style-name="T9"> not.</text:span><text:span text:style-name="T8"> </text:span><text:span text:style-name="T4">En el caso de </text:span><text:span text:style-name="T9">and </text:span><text:span text:style-name="T4">y </text:span><text:span text:style-name="T9">or </text:span><text:span text:style-name="T2">nos permite verificar si </text:span><text:span text:style-name="T4">la unión de</text:span><text:span text:style-name="T2"> dos expresiones que devuelven un booleano son verdaderas o falsas, </text:span><text:span text:style-name="T4">mientras</text:span><text:span text:style-name="T9"> not</text:span><text:span text:style-name="T4"> nos provee de la posibilidad de negar una expresión booleana.</text:span><text:span text:style-name="T2"> </text:span></text:p>
      <text:p text:style-name="P14">En la siguientes diapositivas mostraremos las tablas de verdad de ambos operadores.</text:p>
      <text:p text:style-name="P14"/>
      <text:p text:style-name="P2">Frame <text:span text:style-name="T16">2</text:span></text:p>
      <text:p text:style-name="P5"><text:span text:style-name="T11">Objetivo</text:span>: <text:span text:style-name="T15">Tabla de verdad del </text:span><text:span text:style-name="T12">and</text:span></text:p>
      <text:p text:style-name="P12">Speach:</text:p>
      <text:p text:style-name="P9"><text:span text:style-name="T2">El operado lógico </text:span><text:span text:style-name="T8">and </text:span><text:span text:style-name="T2">está asociado a la siguiente tabla verdad. Supongamos que tenemos dos expresiones etiquetadas como A y B, las cuales unimos </text:span><text:span text:style-name="T4">mediante</text:span><text:span text:style-name="T2"> </text:span><text:span text:style-name="T4">e</text:span><text:span text:style-name="T2">l operador </text:span><text:span text:style-name="T8">and</text:span><text:span text:style-name="T2">, es decir, tenemos </text:span><text:span text:style-name="T8">A and B</text:span><text:span text:style-name="T2">. Ahora queremos saber cuando esta expresión compuesta por otras dos expresiones unidas por </text:span><text:span text:style-name="T8">and </text:span><text:span text:style-name="T2">es </text:span><text:span text:style-name="T8">True</text:span><text:span text:style-name="T2"> o </text:span><text:span text:style-name="T8">False</text:span><text:span text:style-name="T2">:</text:span></text:p>
      <text:list xml:id="list3597205184" text:style-name="L2">
        <text:list-item>
          <text:p text:style-name="P10"><text:span text:style-name="T2">Si </text:span><text:span text:style-name="T8">A </text:span><text:span text:style-name="T2">es </text:span><text:span text:style-name="T8">True</text:span><text:span text:style-name="T2"> y </text:span><text:span text:style-name="T8">B </text:span><text:span text:style-name="T2">es </text:span><text:span text:style-name="T8">False</text:span><text:span text:style-name="T2"> o viceversa entonces </text:span><text:span text:style-name="T10">A and B </text:span><text:span text:style-name="T2">sera </text:span><text:span text:style-name="T8">False</text:span></text:p>
        </text:list-item>
        <text:list-item>
          <text:p text:style-name="P10"><text:span text:style-name="T2">Lo cual también ocurrira si </text:span><text:span text:style-name="T8">A</text:span><text:span text:style-name="T2"> y </text:span><text:span text:style-name="T8">B </text:span><text:span text:style-name="T2">son </text:span><text:span text:style-name="T8">False</text:span></text:p>
        </text:list-item>
        <text:list-item>
          <text:p text:style-name="P10"><text:span text:style-name="T2">Ahora, si </text:span><text:span text:style-name="T8">A </text:span><text:span text:style-name="T2">como </text:span><text:span text:style-name="T8">B </text:span><text:span text:style-name="T2">son </text:span><text:span text:style-name="T8">True </text:span><text:span text:style-name="T2">entonces <text:s/></text:span><text:span text:style-name="T10">A and B </text:span><text:span text:style-name="T2">sera </text:span><text:span text:style-name="T8">True</text:span></text:p>
        </text:list-item>
      </text:list>
      <text:p text:style-name="P2"/>
      <text:p text:style-name="P2">Frame <text:span text:style-name="T16">3</text:span></text:p>
      <text:p text:style-name="P5"><text:span text:style-name="T11">Objetivo</text:span>: <text:span text:style-name="T15">Tabla de verdad del </text:span><text:span text:style-name="T13">or</text:span></text:p>
      <text:p text:style-name="P12">Speach:</text:p>
      <text:p text:style-name="P6"><text:span text:style-name="T2">Cuando unimos las expresiones </text:span><text:span text:style-name="T8">A </text:span><text:span text:style-name="T2">y </text:span><text:span text:style-name="T8">B </text:span><text:span text:style-name="T2">por medio del operador lógico </text:span><text:span text:style-name="T8">or, </text:span><text:span text:style-name="T2">la tabla de verdad es la siguiente:</text:span></text:p>
      <text:list xml:id="list2511022199" text:style-name="L4">
        <text:list-item>
          <text:p text:style-name="P7"><text:span text:style-name="T2">La expresión </text:span><text:span text:style-name="T8">A or B </text:span><text:span text:style-name="T2">sera </text:span><text:span text:style-name="T8">True</text:span><text:span text:style-name="T2"> cuando almenos una de las expresiones es verdadera</text:span></text:p>
        </text:list-item>
        <text:list-item>
          <text:p text:style-name="P7"><text:span text:style-name="T2">mientras sera </text:span><text:span text:style-name="T8">False </text:span><text:span text:style-name="T2">cuando ambas expresiones son </text:span><text:span text:style-name="T8">False</text:span></text:p>
        </text:list-item>
      </text:list>
      <text:p text:style-name="P13"/>
      <text:p text:style-name="P13">Frame <text:span text:style-name="T16">4</text:span></text:p>
      <text:p text:style-name="P11"><text:span text:style-name="T10">Objetivo: </text:span><text:span text:style-name="T5">Operador not</text:span></text:p>
      <text:p text:style-name="P3"><text:span text:style-name="T2">Speach:</text:span></text:p>
      <text:p text:style-name="P6"><text:span text:style-name="T2">El operador lógico </text:span><text:span text:style-name="T8">not </text:span><text:span text:style-name="T2">como se menciona con anterioridad, nos permite negar una expresión, es decir, que cuando aplicamos este operador a la expresión </text:span><text:span text:style-name="T8">A</text:span><text:span text:style-name="T2">:</text:span></text:p>
      <text:list xml:id="list1263164677" text:style-name="L5">
        <text:list-item>
          <text:p text:style-name="P8"><text:span text:style-name="T2">Obtendremos que </text:span><text:span text:style-name="T8">not A </text:span><text:span text:style-name="T2">es </text:span><text:span text:style-name="T8">False </text:span><text:span text:style-name="T2">cuando </text:span><text:span text:style-name="T8">A</text:span><text:span text:style-name="T2"> es </text:span><text:span text:style-name="T8">True</text:span></text:p>
        </text:list-item>
        <text:list-item>
          <text:p text:style-name="P8"><text:span text:style-name="T2">y en el caso, que </text:span><text:span text:style-name="T8">A </text:span><text:span text:style-name="T2">sea </text:span><text:span text:style-name="T8">False </text:span><text:span text:style-name="T2">entonces </text:span><text:span text:style-name="T8">not</text:span><text:span text:style-name="T2"> </text:span><text:span text:style-name="T8">A</text:span><text:span text:style-name="T2"> es </text:span><text:span text:style-name="T8">Tru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58:55.589678258</meta:creation-date>
    <dc:date>2024-03-08T16:00:31.539753210</dc:date>
    <meta:editing-duration>PT1M36S</meta:editing-duration>
    <meta:editing-cycles>1</meta:editing-cycles>
    <meta:document-statistic meta:table-count="0" meta:image-count="0" meta:object-count="0" meta:page-count="1" meta:paragraph-count="25" meta:word-count="289" meta:character-count="1556" meta:non-whitespace-character-count="1295"/>
    <meta:generator>LibreOffice/7.3.7.2$Linux_X86_64 LibreOffice_project/30$Build-2</meta:generator>
  </office:meta>
</office:document-meta>
</file>